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9966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9966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6633"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9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4.087cm"/>
    </style:style>
    <style:style style:name="P1" style:family="paragraph">
      <style:paragraph-properties fo:text-align="center"/>
    </style:style>
    <style:style style:name="P2" style:family="paragraph">
      <style:paragraph-properties fo:line-height="150%" fo:text-align="end"/>
    </style:style>
    <style:style style:name="P3" style:family="paragraph">
      <style:paragraph-properties fo:line-height="15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custom-shape draw:style-name="gr1" draw:text-style-name="P1" xml:id="id8" draw:id="id8" draw:layer="layout" svg:width="6.096cm" svg:height="1.397cm" svg:x="1cm" svg:y="1.889cm">
          <text:p text:style-name="P1">Directory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3" draw:id="id3" draw:layer="layout" svg:width="6.096cm" svg:height="1.397cm" svg:x="7.096cm" svg:y="1.889cm">
          <text:p text:style-name="P1">Tabl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6" draw:id="id6" draw:layer="layout" svg:width="7.398cm" svg:height="1.397cm" svg:x="13.192cm" svg:y="1.889cm">
          <text:p text:style-name="P1">Offse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10" draw:id="id10" draw:layer="layout" svg:width="4.826cm" svg:height="7.493cm" svg:x="2.651cm" svg:y="9.25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1" draw:id="id1" draw:layer="layout" svg:width="4.826cm" svg:height="1.397cm" svg:x="2.651cm" svg:y="13.827cm">
          <text:p text:style-name="P1">PDE (PS=0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2" draw:id="id2" draw:layer="layout" svg:width="4.826cm" svg:height="7.493cm" svg:x="9.123cm" svg:y="7.47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4" draw:id="id4" draw:layer="layout" svg:width="4.826cm" svg:height="1.397cm" svg:x="9.123cm" svg:y="8.366cm">
          <text:p text:style-name="P1">PT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5" draw:id="id5" draw:layer="layout" svg:width="4.826cm" svg:height="7.493cm" svg:x="15.764cm" svg:y="6.20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7" draw:id="id7" draw:layer="layout" svg:width="4.826cm" svg:height="1.397cm" svg:x="15.764cm" svg:y="9.763cm">
          <text:p text:style-name="P1">Physical addr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1" draw:layer="layout" draw:line-skew="0cm 0.769cm" svg:x1="7.477cm" svg:y1="14.526cm" svg:x2="11.536cm" svg:y2="14.97cm" draw:start-shape="id1" draw:start-glue-point="7" draw:end-shape="id2" draw:end-glue-point="6" svg:d="m7477 14526h824v1714h3235v-1270">
          <text:p/>
        </draw:connector>
        <draw:connector draw:style-name="gr4" draw:text-style-name="P1" draw:layer="layout" draw:line-skew="0.127cm" svg:x1="10.144cm" svg:y1="3.286cm" svg:x2="9.123cm" svg:y2="9.065cm" draw:start-shape="id3" draw:start-glue-point="6" draw:end-shape="id4" draw:end-glue-point="5" svg:d="m10144 3286v2667h-1522v3112h501">
          <text:p/>
        </draw:connector>
        <draw:connector draw:style-name="gr4" draw:text-style-name="P1" draw:layer="layout" draw:line-skew="-0.014cm 0.769cm" svg:x1="13.949cm" svg:y1="9.065cm" svg:x2="18.177cm" svg:y2="13.7cm" draw:start-shape="id4" draw:start-glue-point="7" draw:end-shape="id5" draw:end-glue-point="6" svg:d="m13949 9065h894v5905h3334v-1270">
          <text:p/>
        </draw:connector>
        <draw:connector draw:style-name="gr4" draw:text-style-name="P1" draw:layer="layout" draw:line-skew="-1.841cm" svg:x1="16.891cm" svg:y1="3.286cm" svg:x2="15.764cm" svg:y2="10.462cm" draw:start-shape="id6" draw:start-glue-point="6" draw:end-shape="id7" draw:end-glue-point="5" svg:d="m16891 3286v1397h-1628v5779h501">
          <text:p/>
        </draw:connector>
        <draw:connector draw:style-name="gr4" draw:text-style-name="P1" draw:layer="layout" draw:line-skew="-0.952cm -0.388cm" svg:x1="4.048cm" svg:y1="3.286cm" svg:x2="2.651cm" svg:y2="14.526cm" draw:start-shape="id8" draw:start-glue-point="6" draw:end-shape="id1" draw:end-glue-point="5" svg:d="m4048 3286v4318h-2286v6922h889">
          <svg:title>10</svg:title>
          <text:p/>
        </draw:connector>
        <draw:custom-shape draw:style-name="gr1" draw:text-style-name="P1" xml:id="id9" draw:id="id9" draw:layer="layout" svg:width="6.096cm" svg:height="1.397cm" svg:x="2.016cm" svg:y="19.034cm">
          <text:p text:style-name="P1">CR3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1" draw:layer="layout" draw:line-skew="0cm 0.508cm" svg:x1="2.016cm" svg:y1="19.733cm" svg:x2="5.064cm" svg:y2="16.748cm" draw:start-shape="id9" draw:start-glue-point="5" draw:end-shape="id10" draw:end-glue-point="6" svg:d="m2016 19733h-501v-1334h3549v-1651">
          <text:p/>
        </draw:connector>
        <draw:frame draw:style-name="gr5" draw:layer="layout" svg:width="19.967cm" svg:height="0.962cm" svg:x="0.801cm" svg:y="1.048cm">
          <draw:text-box>
            <text:p>31 <text:s text:c="24"/>22 <text:s/>21 <text:s text:c="24"/>12 <text:s/>11 <text:s text:c="33"/>0</text:p>
          </draw:text-box>
        </draw:frame>
        <draw:frame draw:style-name="gr6" draw:layer="layout" svg:width="1.205cm" svg:height="1.089cm" svg:x="2.27cm" svg:y="6.461cm">
          <draw:text-box>
            <text:p>10</text:p>
          </draw:text-box>
        </draw:frame>
        <draw:frame draw:style-name="gr6" draw:layer="layout" svg:width="1.205cm" svg:height="1.089cm" svg:x="8.747cm" svg:y="4.937cm">
          <draw:text-box>
            <text:p>10</text:p>
          </draw:text-box>
        </draw:frame>
        <draw:frame draw:style-name="gr6" draw:layer="layout" svg:width="1.205cm" svg:height="1.089cm" svg:x="15.419cm" svg:y="3.594cm">
          <draw:text-box>
            <text:p>12</text:p>
          </draw:text-box>
        </draw:frame>
        <draw:frame draw:style-name="gr6" draw:layer="layout" svg:width="1.205cm" svg:height="1.089cm" svg:x="9.255cm" svg:y="15.224cm">
          <draw:text-box>
            <text:p>20</text:p>
          </draw:text-box>
        </draw:frame>
        <draw:frame draw:style-name="gr6" draw:layer="layout" svg:width="1.205cm" svg:height="1.089cm" svg:x="15.732cm" svg:y="14.008cm">
          <draw:text-box>
            <text:p>20</text:p>
          </draw:text-box>
        </draw:frame>
        <draw:frame draw:style-name="gr7" draw:layer="layout" svg:width="1.205cm" svg:height="0.962cm" svg:x="2.651cm" svg:y="17.256cm">
          <draw:text-box>
            <text:p>20</text:p>
          </draw:text-box>
        </draw:frame>
        <draw:frame draw:style-name="gr5" draw:layer="layout" svg:width="4.587cm" svg:height="0.962cm" svg:x="2.778cm" svg:y="8.19cm">
          <draw:text-box>
            <text:p>Page directory</text:p>
          </draw:text-box>
        </draw:frame>
        <draw:frame draw:style-name="gr8" draw:text-style-name="P3" draw:layer="layout" svg:width="3.571cm" svg:height="0.962cm" svg:x="9.763cm" svg:y="6.388cm">
          <draw:text-box>
            <text:p text:style-name="P2">Page table</text:p>
          </draw:text-box>
        </draw:frame>
        <draw:frame draw:style-name="gr5" draw:layer="layout" svg:width="5.154cm" svg:height="0.962cm" svg:x="15.605cm" svg:y="5.064cm">
          <draw:text-box>
            <text:p>4KB Page frame</text:p>
          </draw:text-box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1.84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dam Renberg</meta:initial-creator>
    <meta:creation-date>2012-02-21T10:31:51</meta:creation-date>
    <dc:date>2012-02-21T16:44:17</dc:date>
    <dc:creator>Adam Renberg</dc:creator>
    <meta:editing-duration>PT14M15S</meta:editing-duration>
    <meta:editing-cycles>5</meta:editing-cycles>
    <meta:generator>LibreOffice/3.4$Unix LibreOffice_project/340m1$Build-402</meta:generator>
    <meta:document-statistic meta:object-count="26"/>
  </office:meta>
</office:document-meta>
</file>